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27E970C7673FB7F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5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2.6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 fo:min-height="3.35cm" fo:min-width="18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506cm" svg:height="2.506cm" svg:x="1.394cm" svg:y="1.9cm">
            <draw:image xlink:href="Pictures/10000201000001000000010027E970C7673FB7FC.png" xlink:type="simple" xlink:show="embed" xlink:actuate="onLoad">
              <text:p/>
            </draw:image>
          </draw:frame>
          <draw:frame draw:style-name="gr2" draw:text-style-name="P3" draw:layer="layout" svg:width="1.8cm" svg:height="0.725cm" svg:x="1.794cm" svg:y="4.3cm">
            <draw:text-box>
              <text:p text:style-name="P2"><text:span text:style-name="T1">scores</text:span></text:p>
            </draw:text-box>
          </draw:frame>
        </draw:g>
        <draw:g>
          <draw:line draw:style-name="gr3" draw:text-style-name="P4" draw:layer="layout" svg:x1="4cm" svg:y1="2.71cm" svg:x2="6.2cm" svg:y2="2.71cm">
            <text:p/>
          </draw:line>
          <draw:line draw:style-name="gr3" draw:text-style-name="P4" draw:layer="layout" svg:x1="4cm" svg:y1="3.21cm" svg:x2="6.2cm" svg:y2="3.21cm">
            <text:p/>
          </draw:line>
          <draw:line draw:style-name="gr3" draw:text-style-name="P4" draw:layer="layout" svg:x1="4cm" svg:y1="4.21cm" svg:x2="6.2cm" svg:y2="4.21cm">
            <text:p/>
          </draw:line>
          <draw:frame draw:style-name="gr4" draw:text-style-name="P5" draw:layer="layout" svg:width="0.9cm" svg:height="1.205cm" svg:x="4.65cm" svg:y="3.01cm">
            <draw:text-box>
              <text:p text:style-name="P1"><text:span text:style-name="T2">.</text:span></text:p>
              <text:p text:style-name="P1"><text:span text:style-name="T2">.</text:span></text:p>
              <text:p text:style-name="P1"><text:span text:style-name="T2">.</text:span></text:p>
            </draw:text-box>
          </draw:frame>
        </draw:g>
        <draw:custom-shape draw:style-name="gr5" draw:text-style-name="P6" draw:layer="layout" svg:width="3.1cm" svg:height="0.9cm" svg:x="6.6cm" svg:y="3.012cm">
          <text:p text:style-name="P1"><text:span text:style-name="T1">Evalu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0.1cm" svg:y1="3.462cm" svg:x2="11.1cm" svg:y2="3.462cm">
          <text:p/>
        </draw:line>
        <draw:frame draw:style-name="gr6" draw:text-style-name="P8" draw:layer="layout" svg:width="8.9cm" svg:height="1.199cm" svg:x="11.2cm" svg:y="2.863cm">
          <draw:text-box>
            <text:p text:style-name="P7"><text:span text:style-name="T1">Performance metrics: FMR, FNMR, EER, …</text:span></text:p>
            <text:p text:style-name="P7"><text:span text:style-name="T1">Curves: ROC, DET, ...</text:span></text:p>
          </draw:text-box>
        </draw:frame>
        <draw:custom-shape draw:style-name="gr7" draw:text-style-name="P4" draw:layer="layout" svg:width="19cm" svg:height="3.6cm" svg:x="1cm" svg:y="1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5:56:21.550728151</meta:creation-date>
    <dc:date>2017-05-09T16:00:40.421002617</dc:date>
    <meta:editing-duration>PT4M18S</meta:editing-duration>
    <meta:editing-cycles>2</meta:editing-cycles>
    <meta:generator>LibreOffice/5.2.6.2$Linux_X86_64 LibreOffice_project/a3100ed2409ebf1c212f5048fbe377c281438fdc</meta:generator>
    <meta:document-statistic meta:object-count="12"/>
  </office:meta>
</office:document-meta>
</file>